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 officeooo:rsid="000b135e" officeooo:paragraph-rsid="000b135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letter-spacing="normal" fo:font-style="normal" fo:font-weight="normal" officeooo:rsid="000b135e" officeooo:paragraph-rsid="000b135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letter-spacing="normal" fo:font-style="normal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letter-spacing="normal" fo:font-style="normal" fo:font-weight="bold" officeooo:paragraph-rsid="000b135e" style:font-weight-asian="bold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letter-spacing="normal" fo:font-style="normal" fo:font-weight="bold" officeooo:rsid="000b135e" officeooo:paragraph-rsid="000b135e" style:font-weight-asian="bold" style:font-weight-complex="bol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3pt" fo:letter-spacing="normal" fo:font-style="normal" fo:font-weight="normal" officeooo:rsid="000b135e" officeooo:paragraph-rsid="000b135e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3pt" fo:letter-spacing="normal" fo:font-style="normal" fo:font-weight="bold" officeooo:rsid="000b135e" officeooo:paragraph-rsid="000b135e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3pt" fo:letter-spacing="normal" fo:font-style="normal" fo:font-weight="bold" officeooo:rsid="000b135e" officeooo:paragraph-rsid="000b135e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fo:font-size="13pt" fo:letter-spacing="normal" fo:font-style="normal" fo:font-weight="bold" officeooo:rsid="000b135e" officeooo:paragraph-rsid="000b135e" style:font-size-asian="13pt" style:font-weight-asian="bold" style:font-size-complex="13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fo:font-size="13pt" fo:letter-spacing="normal" fo:font-style="normal" fo:font-weight="bold" officeooo:rsid="000b135e" officeooo:paragraph-rsid="000b135e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fo:font-size="13pt" fo:letter-spacing="normal" fo:font-style="normal" fo:font-weight="normal" officeooo:rsid="000b135e" officeooo:paragraph-rsid="000b135e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fo:letter-spacing="normal" fo:font-style="normal" fo:font-weight="bold" officeooo:rsid="000b135e" officeooo:paragraph-rsid="000b135e" style:font-weight-asian="bold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fo:letter-spacing="normal" fo:font-style="normal" fo:font-weight="normal" officeooo:rsid="000b135e" officeooo:paragraph-rsid="000b135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T1" style:family="text">
      <style:text-properties officeooo:rsid="000b135e"/>
    </style:style>
    <style:style style:name="T2" style:family="text">
      <style:text-properties fo:color="#8dcbe2" style:font-name="Monospace" fo:font-size="10pt" style:font-size-asian="10pt"/>
    </style:style>
    <style:style style:name="T3" style:family="text">
      <style:text-properties fo:color="#d8d8d8" style:font-name="Monospace" fo:font-size="10pt" style:font-size-asian="10pt"/>
    </style:style>
    <style:style style:name="T4" style:family="text">
      <style:text-properties fo:color="#d8d8d8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d25252" style:font-name="Monospace" fo:font-size="10pt" style:font-size-asian="10pt"/>
    </style:style>
    <style:style style:name="T6" style:family="text">
      <style:text-properties fo:color="#bed6ff" style:font-name="Monospace" fo:font-size="10pt" style:font-size-asian="10pt"/>
    </style:style>
    <style:style style:name="T7" style:family="text">
      <style:text-properties fo:color="#79abff" style:font-name="Monospace" fo:font-size="10pt" style:font-size-asian="10pt"/>
    </style:style>
    <style:style style:name="T8" style:family="text">
      <style:text-properties fo:color="#d197d9" style:font-name="Monospace" fo:font-size="10pt" style:font-size-asian="10pt"/>
    </style:style>
    <style:style style:name="T9" style:family="text">
      <style:text-properties fo:color="#bfa4a4" style:font-name="Monospace" fo:font-size="10pt" style:font-size-asian="10pt"/>
    </style:style>
    <style:style style:name="T10" style:family="text">
      <style:text-properties fo:color="#ffc600" style:font-name="Monospace" fo:font-size="10pt" style:font-size-asian="10pt"/>
    </style:style>
    <style:style style:name="T11" style:family="text">
      <style:text-properties fo:color="#efc090" style:font-name="Monospace" fo:font-size="10pt" style:font-size-asian="10pt"/>
    </style:style>
    <style:style style:name="T12" style:family="text">
      <style:text-properties fo:color="#ffffff" style:font-name="Monospace" fo:font-size="10pt" style:font-size-asian="10pt"/>
    </style:style>
    <style:style style:name="T13" style:family="text">
      <style:text-properties style:font-name="Monospace" fo:font-size="10pt" style:font-size-asian="10pt"/>
    </style:style>
    <style:style style:name="T14" style:family="text">
      <style:text-properties style:font-name="Monospace" fo:font-size="10pt" style:font-size-asian="10pt"/>
    </style:style>
    <style:style style:name="T15" style:family="text">
      <style:text-properties style:font-name="Monospace" fo:font-size="10pt" style:font-size-asian="10pt"/>
    </style:style>
    <style:style style:name="T16" style:family="text">
      <style:text-properties style:font-name="Monospace" fo:font-size="10pt" style:font-size-asian="10pt"/>
    </style:style>
    <style:style style:name="T17" style:family="text">
      <style:text-properties style:font-name="Monospace" fo:font-size="10pt" style:font-size-asian="10pt"/>
    </style:style>
    <style:style style:name="T18" style:family="text">
      <style:text-properties style:font-name="Monospace" fo:font-size="10pt" style:font-size-asian="10pt"/>
    </style:style>
    <style:style style:name="T19" style:family="text">
      <style:text-properties style:font-name="Monospace" fo:font-size="10pt" style:font-size-asian="10pt"/>
    </style:style>
    <style:style style:name="T20" style:family="text">
      <style:text-properties style:font-name="Monospace" fo:font-size="10pt" style:font-size-asian="10pt"/>
    </style:style>
    <style:style style:name="T21" style:family="text">
      <style:text-properties style:font-name="Monospace" fo:font-size="10pt" style:font-size-asian="10pt"/>
    </style:style>
    <style:style style:name="T22" style:family="text">
      <style:text-properties style:font-name="Monospace" fo:font-size="10pt" style:font-size-asian="10pt"/>
    </style:style>
    <style:style style:name="T23" style:family="text">
      <style:text-properties style:font-name="Monospace" fo:font-size="10pt" style:text-underline-style="solid" style:text-underline-width="auto" style:text-underline-color="font-color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Write a program using map() method, to convert a list of Strings into uppercase.If the given List is: Stream&lt;String&gt; names = Stream.of("aBc", "d", "ef")</text:p>
      <text:p text:style-name="P1"/>
      <text:p text:style-name="P11">Input:</text:p>
      <text:p text:style-name="P12"><text:span text:style-name="T13">package</text:span><text:span text:style-name="T13"> module01;</text:span></text:p>
      <text:p text:style-name="P17"/>
      <text:p text:style-name="P18"><text:span text:style-name="T13">import</text:span><text:span text:style-name="T13"> java.util.stream.Collectors;</text:span></text:p>
      <text:p text:style-name="P18"><text:span text:style-name="T13">import</text:span><text:span text:style-name="T13"> java.util.stream.Stream;</text:span></text:p>
      <text:p text:style-name="P17"/>
      <text:p text:style-name="P18"><text:span text:style-name="T13">public</text:span><text:span text:style-name="T13"> </text:span><text:span text:style-name="T13">class</text:span><text:span text:style-name="T13"> </text:span><text:span text:style-name="T13">One</text:span><text:span text:style-name="T13"> {</text:span></text:p>
      <text:p text:style-name="P17"/>
      <text:p text:style-name="P18"><text:span text:style-name="T13"><text:tab/></text:span><text:span text:style-name="T13">public</text:span><text:span text:style-name="T13"> </text:span><text:span text:style-name="T13">static</text:span><text:span text:style-name="T13"> </text:span><text:span text:style-name="T13">void</text:span><text:span text:style-name="T13"> </text:span><text:span text:style-name="T13">main</text:span><text:span text:style-name="T13">(</text:span><text:span text:style-name="T13">String</text:span><text:span text:style-name="T13">[] </text:span><text:span text:style-name="T13">args</text:span><text:span text:style-name="T13">) {</text:span></text:p>
      <text:p text:style-name="P18"><text:span text:style-name="T13"><text:tab/><text:tab/></text:span></text:p>
      <text:p text:style-name="P18"><text:span text:style-name="T13"><text:tab/><text:tab/></text:span><text:span text:style-name="T13">Stream</text:span><text:span text:style-name="T13">&lt;</text:span><text:span text:style-name="T13">String</text:span><text:span text:style-name="T13">&gt; </text:span><text:span text:style-name="T13">names</text:span><text:span text:style-name="T13"> = Stream.</text:span><text:span text:style-name="T13">of</text:span><text:span text:style-name="T13">(</text:span><text:span text:style-name="T13">"aBc"</text:span><text:span text:style-name="T13">, </text:span><text:span text:style-name="T13">"d"</text:span><text:span text:style-name="T13">, </text:span><text:span text:style-name="T13">"ef"</text:span><text:span text:style-name="T13">);</text:span></text:p>
      <text:p text:style-name="P18"><text:span text:style-name="T13"><text:tab/><text:tab/></text:span><text:span text:style-name="T13">System</text:span><text:span text:style-name="T13">.</text:span><text:span text:style-name="T13">out</text:span><text:span text:style-name="T13">.</text:span><text:span text:style-name="T13">println</text:span><text:span text:style-name="T13">(</text:span><text:span text:style-name="T13">"Converted Uppercase strigs: "</text:span><text:span text:style-name="T13">);</text:span></text:p>
      <text:p text:style-name="P18"><text:span text:style-name="T13"><text:tab/><text:tab/></text:span><text:span text:style-name="T13">System</text:span><text:span text:style-name="T13">.</text:span><text:span text:style-name="T13">out</text:span><text:span text:style-name="T13">.</text:span><text:span text:style-name="T13">println</text:span><text:span text:style-name="T13">(</text:span><text:span text:style-name="T13">names</text:span><text:span text:style-name="T13">.</text:span><text:span text:style-name="T13">map</text:span><text:span text:style-name="T13">(</text:span><text:span text:style-name="T13">s</text:span><text:span text:style-name="T13"> -&gt; {</text:span></text:p>
      <text:p text:style-name="P18"><text:span text:style-name="T13"><text:tab/><text:tab/><text:tab/><text:tab/></text:span><text:span text:style-name="T13">return</text:span><text:span text:style-name="T13"> </text:span><text:span text:style-name="T13">s</text:span><text:span text:style-name="T13">.</text:span><text:span text:style-name="T13">toUpperCase</text:span><text:span text:style-name="T13">();</text:span></text:p>
      <text:p text:style-name="P18"><text:span text:style-name="T13"><text:tab/><text:tab/><text:tab/>}).</text:span><text:span text:style-name="T13">collect</text:span><text:span text:style-name="T13">(</text:span><text:span text:style-name="T13">Collectors</text:span><text:span text:style-name="T13">.</text:span><text:span text:style-name="T13">toList</text:span><text:span text:style-name="T13">()));</text:span></text:p>
      <text:p text:style-name="P17"/>
      <text:p text:style-name="P18"><text:span text:style-name="T13"><text:tab/>}</text:span></text:p>
      <text:p text:style-name="P17"/>
      <text:p text:style-name="P18"><text:span text:style-name="T13">}</text:span></text:p>
      <text:p text:style-name="P11">output:</text:p>
      <text:p text:style-name="P9"/>
      <text:p text:style-name="P14"><text:span text:style-name="T13">Converted Uppercase strigs: </text:span></text:p>
      <text:p text:style-name="P14"><text:span text:style-name="T13">[ABC, D, EF]</text:span></text:p>
      <text:p text:style-name="P11"/>
      <text:p text:style-name="P2"/>
      <text:p text:style-name="P7"><text:span text:style-name="T1">2.</text:span>Write a program to check whether the Strings in the List are empty or not</text:p>
      <text:p text:style-name="P6">and print the list having non-empty strings. If the given List is: List&lt;String&gt;strings = Arrays.asList("abc", "", "bc", "efg", "abcd","", "jkl").</text:p>
      <text:p text:style-name="P4"/>
      <text:p text:style-name="P10">Input:</text:p>
      <text:p text:style-name="P13"><text:span text:style-name="T13">package</text:span><text:span text:style-name="T13"> module01;</text:span></text:p>
      <text:p text:style-name="P17"/>
      <text:p text:style-name="P18"><text:span text:style-name="T13">import</text:span><text:span text:style-name="T13"> java.util.Arrays;</text:span></text:p>
      <text:p text:style-name="P18"><text:span text:style-name="T13">import</text:span><text:span text:style-name="T13"> java.util.List;</text:span></text:p>
      <text:p text:style-name="P18"><text:span text:style-name="T13">import</text:span><text:span text:style-name="T13"> </text:span><text:span text:style-name="T23">java.util.stream.Stream</text:span><text:span text:style-name="T13">;</text:span></text:p>
      <text:p text:style-name="P17"/>
      <text:p text:style-name="P18"><text:span text:style-name="T13">public</text:span><text:span text:style-name="T13"> </text:span><text:span text:style-name="T13">class</text:span><text:span text:style-name="T13"> </text:span><text:span text:style-name="T13">Two</text:span><text:span text:style-name="T13"> {</text:span></text:p>
      <text:p text:style-name="P17"/>
      <text:p text:style-name="P18"><text:span text:style-name="T13"><text:tab/></text:span><text:span text:style-name="T13">public</text:span><text:span text:style-name="T13"> </text:span><text:span text:style-name="T13">static</text:span><text:span text:style-name="T13"> </text:span><text:span text:style-name="T13">void</text:span><text:span text:style-name="T13"> </text:span><text:span text:style-name="T13">main</text:span><text:span text:style-name="T13">(</text:span><text:span text:style-name="T13">String</text:span><text:span text:style-name="T13">[] </text:span><text:span text:style-name="T13">args</text:span><text:span text:style-name="T13">) {</text:span></text:p>
      <text:p text:style-name="P18"><text:span text:style-name="T13"><text:tab/><text:tab/></text:span><text:span text:style-name="T13">List</text:span><text:span text:style-name="T13">&lt;</text:span><text:span text:style-name="T13">String</text:span><text:span text:style-name="T13">&gt;</text:span><text:span text:style-name="T13">strings</text:span><text:span text:style-name="T13"> = </text:span><text:span text:style-name="T13">Arrays</text:span><text:span text:style-name="T13">.</text:span><text:span text:style-name="T13">asList</text:span><text:span text:style-name="T13">(</text:span><text:span text:style-name="T13">"abc"</text:span><text:span text:style-name="T13">, </text:span><text:span text:style-name="T13">""</text:span><text:span text:style-name="T13">, </text:span><text:span text:style-name="T13">"bc"</text:span><text:span text:style-name="T13">, </text:span><text:span text:style-name="T13">"efg"</text:span><text:span text:style-name="T13">, </text:span><text:span text:style-name="T13">"abcd"</text:span><text:span text:style-name="T13">,</text:span><text:span text:style-name="T13">""</text:span><text:span text:style-name="T13">, </text:span><text:span text:style-name="T13">"jkl"</text:span><text:span text:style-name="T13">);</text:span></text:p>
      <text:p text:style-name="P18"><text:span text:style-name="T13"><text:tab/><text:tab/></text:span><text:span text:style-name="T13">int</text:span><text:span text:style-name="T13"> </text:span><text:span text:style-name="T13">count</text:span><text:span text:style-name="T13"> = (</text:span><text:span text:style-name="T13">int</text:span><text:span text:style-name="T13">) </text:span><text:span text:style-name="T13">strings</text:span><text:span text:style-name="T13">.</text:span><text:span text:style-name="T13">stream</text:span><text:span text:style-name="T13">().</text:span><text:span text:style-name="T13">filter</text:span><text:span text:style-name="T13">(</text:span><text:span text:style-name="T13">string</text:span><text:span text:style-name="T13"> -&gt; </text:span><text:span text:style-name="T13">string</text:span><text:span text:style-name="T13">.</text:span><text:span text:style-name="T13">isEmpty</text:span><text:span text:style-name="T13">()).</text:span><text:span text:style-name="T13">count</text:span><text:span text:style-name="T13">();</text:span></text:p>
      <text:p text:style-name="P18"><text:span text:style-name="T13"><text:tab/><text:tab/></text:span></text:p>
      <text:p text:style-name="P18"><text:span text:style-name="T13"><text:tab/><text:tab/></text:span><text:span text:style-name="T13">System</text:span><text:span text:style-name="T13">.</text:span><text:span text:style-name="T13">out</text:span><text:span text:style-name="T13">.</text:span><text:span text:style-name="T13">println</text:span><text:span text:style-name="T13">(</text:span><text:span text:style-name="T13">"Count of empty strings are:"</text:span><text:span text:style-name="T13">);</text:span></text:p>
      <text:p text:style-name="P18"><text:span text:style-name="T13"><text:tab/><text:tab/></text:span><text:span text:style-name="T13">System</text:span><text:span text:style-name="T13">.</text:span><text:span text:style-name="T13">out</text:span><text:span text:style-name="T13">.</text:span><text:span text:style-name="T13">println</text:span><text:span text:style-name="T13">(</text:span><text:span text:style-name="T13">count</text:span><text:span text:style-name="T13">);</text:span></text:p>
      <text:p text:style-name="P18"><text:span text:style-name="T13"><text:tab/>}</text:span></text:p>
      <text:p text:style-name="P17"/>
      <text:p text:style-name="P18"><text:span text:style-name="T13">}</text:span></text:p>
      <text:p text:style-name="P13"/>
      <text:p text:style-name="P10"/>
      <text:p text:style-name="P10">Output:</text:p>
      <text:p text:style-name="P16"><text:span text:style-name="T13">Count of empty strings are:</text:span></text:p>
      <text:p text:style-name="P16"><text:span text:style-name="T13">2</text:span></text:p>
      <text:p text:style-name="P3"/>
      <text:p text:style-name="P7"><text:soft-page-break/><text:span text:style-name="T1">3.</text:span>Write a program to find out the count of Strings from the list, which are starting with letter “A”. If the given List is: List&lt;String&gt; members=Arrays.asList("Abish", "Bhargavi", "Alex", "Max","Annie");</text:p>
      <text:p text:style-name="P7"/>
      <text:p text:style-name="P8">Input:</text:p>
      <text:p text:style-name="P8"/>
      <text:p text:style-name="P15"><text:span text:style-name="T13">package</text:span><text:span text:style-name="T13"> module01;</text:span></text:p>
      <text:p text:style-name="P17"/>
      <text:p text:style-name="P18"><text:span text:style-name="T13">import</text:span><text:span text:style-name="T13"> java.util.Arrays;</text:span></text:p>
      <text:p text:style-name="P18"><text:span text:style-name="T13">import</text:span><text:span text:style-name="T13"> java.util.List;</text:span></text:p>
      <text:p text:style-name="P18"><text:span text:style-name="T13">import</text:span><text:span text:style-name="T13"> java.util.stream.Stream;</text:span></text:p>
      <text:p text:style-name="P17"/>
      <text:p text:style-name="P18"><text:span text:style-name="T13">public</text:span><text:span text:style-name="T13"> </text:span><text:span text:style-name="T13">class</text:span><text:span text:style-name="T13"> </text:span><text:span text:style-name="T13">Three</text:span><text:span text:style-name="T13"> {</text:span></text:p>
      <text:p text:style-name="P18"><text:span text:style-name="T13"><text:tab/></text:span><text:span text:style-name="T13">public</text:span><text:span text:style-name="T13"> </text:span><text:span text:style-name="T13">static</text:span><text:span text:style-name="T13"> </text:span><text:span text:style-name="T13">void</text:span><text:span text:style-name="T13"> </text:span><text:span text:style-name="T13">main</text:span><text:span text:style-name="T13">(</text:span><text:span text:style-name="T13">String</text:span><text:span text:style-name="T13"> </text:span><text:span text:style-name="T13">args</text:span><text:span text:style-name="T13">[])</text:span></text:p>
      <text:p text:style-name="P18"><text:span text:style-name="T13"><text:tab/>{</text:span></text:p>
      <text:p text:style-name="P18"><text:span text:style-name="T13"><text:tab/><text:tab/></text:span><text:span text:style-name="T13">List</text:span><text:span text:style-name="T13">&lt;</text:span><text:span text:style-name="T13">String</text:span><text:span text:style-name="T13">&gt; </text:span><text:span text:style-name="T13">members</text:span><text:span text:style-name="T13">=</text:span><text:span text:style-name="T13">Arrays</text:span><text:span text:style-name="T13">.</text:span><text:span text:style-name="T13">asList</text:span><text:span text:style-name="T13">(</text:span><text:span text:style-name="T13">"Abish"</text:span><text:span text:style-name="T13">, </text:span><text:span text:style-name="T13">"Bhargavi"</text:span><text:span text:style-name="T13">, </text:span><text:span text:style-name="T13">"Alex"</text:span><text:span text:style-name="T13">, </text:span><text:span text:style-name="T13">"Max"</text:span><text:span text:style-name="T13">, </text:span><text:span text:style-name="T13">"Annie"</text:span><text:span text:style-name="T13">);</text:span></text:p>
      <text:p text:style-name="P18"><text:span text:style-name="T13"><text:tab/><text:tab/></text:span></text:p>
      <text:p text:style-name="P18"><text:span text:style-name="T13"><text:tab/><text:tab/></text:span><text:span text:style-name="T13">Stream</text:span><text:span text:style-name="T13">&lt;</text:span><text:span text:style-name="T13">String</text:span><text:span text:style-name="T13">&gt; </text:span><text:span text:style-name="T13">stream</text:span><text:span text:style-name="T13"> = </text:span><text:span text:style-name="T13">members</text:span><text:span text:style-name="T13">.</text:span><text:span text:style-name="T13">stream</text:span><text:span text:style-name="T13">();</text:span></text:p>
      <text:p text:style-name="P18"><text:span text:style-name="T13"><text:tab/><text:tab/></text:span></text:p>
      <text:p text:style-name="P18"><text:span text:style-name="T13"><text:tab/><text:tab/></text:span><text:span text:style-name="T13">int</text:span><text:span text:style-name="T13"> </text:span><text:span text:style-name="T13">count</text:span><text:span text:style-name="T13">= (</text:span><text:span text:style-name="T13">int</text:span><text:span text:style-name="T13">) </text:span><text:span text:style-name="T13">stream</text:span><text:span text:style-name="T13">.</text:span><text:span text:style-name="T13">filter</text:span><text:span text:style-name="T13">( </text:span><text:span text:style-name="T13">item</text:span><text:span text:style-name="T13"> -&gt; </text:span><text:span text:style-name="T13">item</text:span><text:span text:style-name="T13">.</text:span><text:span text:style-name="T13">startsWith</text:span><text:span text:style-name="T13">(</text:span><text:span text:style-name="T13">"A"</text:span><text:span text:style-name="T13">) ).</text:span><text:span text:style-name="T13">count</text:span><text:span text:style-name="T13">();</text:span></text:p>
      <text:p text:style-name="P18"><text:span text:style-name="T13"><text:tab/><text:tab/></text:span><text:span text:style-name="T13">System</text:span><text:span text:style-name="T13">.</text:span><text:span text:style-name="T13">out</text:span><text:span text:style-name="T13">.</text:span><text:span text:style-name="T13">println</text:span><text:span text:style-name="T13">(</text:span><text:span text:style-name="T13">"Count of strings who are beginning with char A are : "</text:span><text:span text:style-name="T13">);</text:span></text:p>
      <text:p text:style-name="P18"><text:span text:style-name="T13"><text:tab/><text:tab/></text:span><text:span text:style-name="T13">System</text:span><text:span text:style-name="T13">.</text:span><text:span text:style-name="T13">out</text:span><text:span text:style-name="T13">.</text:span><text:span text:style-name="T13">println</text:span><text:span text:style-name="T13">(</text:span><text:span text:style-name="T13">count</text:span><text:span text:style-name="T13">);</text:span></text:p>
      <text:p text:style-name="P18"><text:span text:style-name="T13"><text:tab/>}</text:span></text:p>
      <text:p text:style-name="P17"/>
      <text:p text:style-name="P15"><text:span text:style-name="T13">}</text:span></text:p>
      <text:p text:style-name="P8"/>
      <text:p text:style-name="P8">output:</text:p>
      <text:p text:style-name="P8"/>
      <text:p text:style-name="P15"><text:span text:style-name="T13">Count of strings who are beginning with char A are : </text:span></text:p>
      <text:p text:style-name="P15"><text:span text:style-name="T13">3</text:span></text:p>
      <text:p text:style-name="P3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6:19:29.626013784</meta:creation-date>
    <dc:date>2020-04-17T16:28:00.857334532</dc:date>
    <meta:editing-duration>PT8M36S</meta:editing-duration>
    <meta:editing-cycles>1</meta:editing-cycles>
    <meta:document-statistic meta:table-count="0" meta:image-count="0" meta:object-count="0" meta:page-count="2" meta:paragraph-count="58" meta:word-count="244" meta:character-count="1955" meta:non-whitespace-character-count="1717"/>
    <meta:generator>LibreOffice/6.0.7.3$Linux_X86_64 LibreOffice_project/00m0$Build-3</meta:generator>
  </office:meta>
</office:document-meta>
</file>